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Standard">
      <style:text-properties style:text-position="0% 100%" officeooo:rsid="0019cf86" officeooo:paragraph-rsid="0019cf86"/>
    </style:style>
    <style:style style:name="P4" style:family="paragraph" style:parent-style-name="Standard">
      <style:text-properties style:text-position="0% 100%" officeooo:rsid="0019cf86" officeooo:paragraph-rsid="001b5064"/>
    </style:style>
    <style:style style:name="P5" style:family="paragraph" style:parent-style-name="Standard">
      <style:text-properties style:text-position="0% 100%" officeooo:rsid="001b5064" officeooo:paragraph-rsid="001b5064"/>
    </style:style>
    <style:style style:name="P6" style:family="paragraph" style:parent-style-name="Title">
      <style:text-properties officeooo:rsid="0019cf86" officeooo:paragraph-rsid="0019cf86"/>
    </style:style>
    <style:style style:name="P7" style:family="paragraph" style:parent-style-name="Heading_20_1">
      <style:text-properties officeooo:paragraph-rsid="001b5064"/>
    </style:style>
    <style:style style:name="P8" style:family="paragraph" style:parent-style-name="Standard" style:list-style-name="L1">
      <style:text-properties style:text-position="0% 100%" officeooo:rsid="001b5064" officeooo:paragraph-rsid="001b5064"/>
    </style:style>
    <style:style style:name="P9" style:family="paragraph" style:parent-style-name="Standard" style:list-style-name="L1">
      <style:text-properties style:text-position="0% 100%" officeooo:rsid="001c8f54" officeooo:paragraph-rsid="001c8f54"/>
    </style:style>
    <style:style style:name="P10" style:family="paragraph" style:parent-style-name="Standard">
      <style:text-properties style:text-position="0% 100%" officeooo:rsid="0019e654" officeooo:paragraph-rsid="001ee585"/>
    </style:style>
    <style:style style:name="P11" style:family="paragraph" style:parent-style-name="Standard" style:list-style-name="L2">
      <style:text-properties officeooo:paragraph-rsid="001c8f54"/>
    </style:style>
    <style:style style:name="P12" style:family="paragraph" style:parent-style-name="Standard" style:list-style-name="L2">
      <style:text-properties officeooo:rsid="0020b308" officeooo:paragraph-rsid="0020b308"/>
    </style:style>
    <style:style style:name="P13" style:family="paragraph" style:parent-style-name="Standard">
      <style:text-properties officeooo:rsid="0020b308" officeooo:paragraph-rsid="0020b308"/>
    </style:style>
    <style:style style:name="P14" style:family="paragraph" style:parent-style-name="Standard" style:list-style-name="L8">
      <style:text-properties officeooo:rsid="0020b308" officeooo:paragraph-rsid="0020b308"/>
    </style:style>
    <style:style style:name="P15" style:family="paragraph" style:parent-style-name="Standard" style:list-style-name="L9">
      <style:text-properties officeooo:rsid="0020b308" officeooo:paragraph-rsid="0020b308"/>
    </style:style>
    <style:style style:name="P16" style:family="paragraph" style:parent-style-name="Standard">
      <style:text-properties officeooo:paragraph-rsid="0020b308"/>
    </style:style>
    <style:style style:name="P17" style:family="paragraph" style:parent-style-name="Standard">
      <style:text-properties style:font-name="Liberation Serif" fo:font-size="12pt"/>
    </style:style>
    <style:style style:name="P18"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T1" style:family="text">
      <style:text-properties fo:font-style="italic" style:font-style-asian="italic"/>
    </style:style>
    <style:style style:name="T2" style:family="text">
      <style:text-properties officeooo:rsid="001a50b7"/>
    </style:style>
    <style:style style:name="T3" style:family="text">
      <style:text-properties officeooo:rsid="001ee585"/>
    </style:style>
    <style:style style:name="T4" style:family="text">
      <style:text-properties style:text-position="0% 100%"/>
    </style:style>
    <style:style style:name="T5" style:family="text">
      <style:text-properties style:text-position="0% 100%" officeooo:rsid="0020b308"/>
    </style:style>
    <style:style style:name="T6" style:family="text">
      <style:text-properties style:text-position="0% 100%" officeooo:rsid="0021de58"/>
    </style:style>
    <style:style style:name="T7" style:family="text">
      <style:text-properties style:text-position="0% 100%" officeooo:rsid="00220239"/>
    </style:style>
    <style:style style:name="T8" style:family="text">
      <style:text-properties officeooo:rsid="0021cfc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 reconstruction of a non-rigid object of known class </text:p>
      <text:p text:style-name="P1"/>
      <text:p text:style-name="P3">Notes:</text:p>
      <text:p text:style-name="P3">Using dynamic fusion techniques, but the canonical frame is taken from a class generic ‘template’ rather than the first detection. Template would need to be able to be ‘strecthed’ using paramters of height length width of observation. <text:reference-mark-start text:name="ADDIN CSL_CITATION {&quot;citationItems&quot;: [{&quot;itemData&quot;: {&quot;volume&quot;: &quot;07-12-June&quot;, &quot;id&quot;: &quot;ITEM-1&quot;, &quot;abstract&quot;: &quot;Figure 1: Real-time reconstructions of a moving scene with DynamicFusion; both the person and the camera are moving. The initially noisy and incomplete model is progressively denoised and completed over time (left to right). Abstract We present the first dense SLAM system capable of re-constructing non-rigidly deforming scenes in real-time, by fusing together RGBD scans captured from commodity sen-sors. Our DynamicFusion approach reconstructs scene ge-ometry whilst simultaneously estimating a dense volumet-ric 6D motion field that warps the estimated geometry into a live frame. Like KinectFusion, our system produces in-creasingly denoised, detailed, and complete reconstructions as more measurements are fused, and displays the updated model in real time. Because we do not require a template or other prior scene model, the approach is applicable to a wide range of moving objects and scenes. 3D scanning traditionally involves separate capture and off-line processing phases, requiring very careful planning of the capture to make sure that every surface is cov-ered. In practice, it's very difficult to avoid holes, requir-ing several iterations of capture, reconstruction, identifying holes, and recapturing missing regions to ensure a complete model. Real-time 3D reconstruction systems like KinectFu-sion [18, 10] represent a major advance, by providing users the ability to instantly see the reconstruction and identify regions that remain to be scanned. KinectFusion spurred a flurry of follow up research aimed at robustifying the track-ing [9, 32] and expanding its spatial mapping capabilities to larger environments [22, 19, 34, 31, 9]. However, as with all traditional SLAM and dense re-construction systems, the most basic assumption behind KinectFusion is that the observed scene is largely static. The core question we tackle in this paper is: How can we generalise KinectFusion to reconstruct and track dynamic,&quot;, &quot;ISSN&quot;: &quot;10636919&quot;, &quot;type&quot;: &quot;article-journal&quot;, &quot;PMID&quot;: &quot;16625135&quot;, &quot;author&quot;: [{&quot;parse-names&quot;: false, &quot;family&quot;: &quot;Newcombe&quot;, &quot;non-dropping-particle&quot;: &quot;&quot;, &quot;dropping-particle&quot;: &quot;&quot;, &quot;given&quot;: &quot;Richard A.&quot;, &quot;suffix&quot;: &quot;&quot;}, {&quot;parse-names&quot;: false, &quot;family&quot;: &quot;Fox&quot;, &quot;non-dropping-particle&quot;: &quot;&quot;, &quot;dropping-particle&quot;: &quot;&quot;, &quot;given&quot;: &quot;Dieter&quot;, &quot;suffix&quot;: &quot;&quot;}, {&quot;parse-names&quot;: false, &quot;family&quot;: &quot;Seitz&quot;, &quot;non-dropping-particle&quot;: &quot;&quot;, &quot;dropping-particle&quot;: &quot;&quot;, &quot;given&quot;: &quot;Steven M.&quot;, &quot;suffix&quot;: &quot;&quot;}], &quot;page&quot;: &quot;343-352&quot;, &quot;DOI&quot;: &quot;10.1109/CVPR.2015.7298631&quot;, &quot;issued&quot;: {&quot;date-parts&quot;: [[&quot;2015&quot;]]}, &quot;container-title&quot;: &quot;Proceedings of the IEEE Computer Society Conference on Computer Vision and Pattern Recognition&quot;, &quot;title&quot;: &quot;DynamicFusion: Reconstruction and tracking of non-rigid scenes in real-time&quot;, &quot;ISBN&quot;: &quot;9781467369640&quot;}, &quot;id&quot;: &quot;ITEM-1&quot;, &quot;uris&quot;: [&quot;http://www.mendeley.com/documents/?uuid=8233b140-be1c-44fb-8ef7-2307f3f8c4f4&quot;]}], &quot;properties&quot;: {&quot;noteIndex&quot;: 0}, &quot;schema&quot;: &quot;https://github.com/citation-style-language/schema/raw/master/csl-citation.json&quot;, &quot;mendeley&quot;: {&quot;formattedCitation&quot;: &quot;(Newcombe, Fox, &amp; Seitz, 2015)&quot;, &quot;plainTextFormattedCitation&quot;: &quot;(Newcombe, Fox, &amp; Seitz, 2015)&quot;, &quot;previouslyFormattedCitation&quot;: &quot;(Newcombe, Fox, &amp; Seitz, 2015)&quot;}} RNDxm9CkxFlPJ"/>(Newcombe, Fox, &amp; Seitz, 2015)<text:reference-mark-end text:name="ADDIN CSL_CITATION {&quot;citationItems&quot;: [{&quot;itemData&quot;: {&quot;volume&quot;: &quot;07-12-June&quot;, &quot;id&quot;: &quot;ITEM-1&quot;, &quot;abstract&quot;: &quot;Figure 1: Real-time reconstructions of a moving scene with DynamicFusion; both the person and the camera are moving. The initially noisy and incomplete model is progressively denoised and completed over time (left to right). Abstract We present the first dense SLAM system capable of re-constructing non-rigidly deforming scenes in real-time, by fusing together RGBD scans captured from commodity sen-sors. Our DynamicFusion approach reconstructs scene ge-ometry whilst simultaneously estimating a dense volumet-ric 6D motion field that warps the estimated geometry into a live frame. Like KinectFusion, our system produces in-creasingly denoised, detailed, and complete reconstructions as more measurements are fused, and displays the updated model in real time. Because we do not require a template or other prior scene model, the approach is applicable to a wide range of moving objects and scenes. 3D scanning traditionally involves separate capture and off-line processing phases, requiring very careful planning of the capture to make sure that every surface is cov-ered. In practice, it's very difficult to avoid holes, requir-ing several iterations of capture, reconstruction, identifying holes, and recapturing missing regions to ensure a complete model. Real-time 3D reconstruction systems like KinectFu-sion [18, 10] represent a major advance, by providing users the ability to instantly see the reconstruction and identify regions that remain to be scanned. KinectFusion spurred a flurry of follow up research aimed at robustifying the track-ing [9, 32] and expanding its spatial mapping capabilities to larger environments [22, 19, 34, 31, 9]. However, as with all traditional SLAM and dense re-construction systems, the most basic assumption behind KinectFusion is that the observed scene is largely static. The core question we tackle in this paper is: How can we generalise KinectFusion to reconstruct and track dynamic,&quot;, &quot;ISSN&quot;: &quot;10636919&quot;, &quot;type&quot;: &quot;article-journal&quot;, &quot;PMID&quot;: &quot;16625135&quot;, &quot;author&quot;: [{&quot;parse-names&quot;: false, &quot;family&quot;: &quot;Newcombe&quot;, &quot;non-dropping-particle&quot;: &quot;&quot;, &quot;dropping-particle&quot;: &quot;&quot;, &quot;given&quot;: &quot;Richard A.&quot;, &quot;suffix&quot;: &quot;&quot;}, {&quot;parse-names&quot;: false, &quot;family&quot;: &quot;Fox&quot;, &quot;non-dropping-particle&quot;: &quot;&quot;, &quot;dropping-particle&quot;: &quot;&quot;, &quot;given&quot;: &quot;Dieter&quot;, &quot;suffix&quot;: &quot;&quot;}, {&quot;parse-names&quot;: false, &quot;family&quot;: &quot;Seitz&quot;, &quot;non-dropping-particle&quot;: &quot;&quot;, &quot;dropping-particle&quot;: &quot;&quot;, &quot;given&quot;: &quot;Steven M.&quot;, &quot;suffix&quot;: &quot;&quot;}], &quot;page&quot;: &quot;343-352&quot;, &quot;DOI&quot;: &quot;10.1109/CVPR.2015.7298631&quot;, &quot;issued&quot;: {&quot;date-parts&quot;: [[&quot;2015&quot;]]}, &quot;container-title&quot;: &quot;Proceedings of the IEEE Computer Society Conference on Computer Vision and Pattern Recognition&quot;, &quot;title&quot;: &quot;DynamicFusion: Reconstruction and tracking of non-rigid scenes in real-time&quot;, &quot;ISBN&quot;: &quot;9781467369640&quot;}, &quot;id&quot;: &quot;ITEM-1&quot;, &quot;uris&quot;: [&quot;http://www.mendeley.com/documents/?uuid=8233b140-be1c-44fb-8ef7-2307f3f8c4f4&quot;]}], &quot;properties&quot;: {&quot;noteIndex&quot;: 0}, &quot;schema&quot;: &quot;https://github.com/citation-style-language/schema/raw/master/csl-citation.json&quot;, &quot;mendeley&quot;: {&quot;formattedCitation&quot;: &quot;(Newcombe, Fox, &amp; Seitz, 2015)&quot;, &quot;plainTextFormattedCitation&quot;: &quot;(Newcombe, Fox, &amp; Seitz, 2015)&quot;, &quot;previouslyFormattedCitation&quot;: &quot;(Newcombe, Fox, &amp; Seitz, 2015)&quot;}} RNDxm9CkxFlPJ"/>⁠</text:p>
      <text:p text:style-name="P3"/>
      <text:p text:style-name="P10">Using an adversarial network to generate a model from a 2d image <text:span text:style-name="T2">and silhouette </text:span><text:s/><text:reference-mark-start text:name="ADDIN CSL_CITATION {&quot;citationItems&quot;: [{&quot;itemData&quot;: {&quot;id&quot;: &quot;ITEM-1&quot;, &quot;abstract&quot;: &quot;Volumetric 3D reconstruction has witnessed a significant progress in performance through the use of deep neural network based methods that address some of the limitations of traditional reconstruction algorithms. However, this increase in performance requires large scale annotations of 2D/3D data. This paper introduces a novel generative model for volumetric 3D reconstruction, Weakly supervised Generative Adversarial Network (WS-GAN) which reduces reliance on expensive 3D supervision. WS-GAN takes an input image, a sparse set of 2D object masks with respective camera parameters, and an unmatched 3D model as inputs during training. WS-GAN uses a learned encoding as input to a conditional 3D-model generator trained alongside a discriminator, which is constrained to the manifold of realistic 3D shapes. We bridge the representation gap between 2D masks and 3D volumes through a perspective raytrace pooling layer, that enables perspective projection and allows backpropagation. We evaluate WS-GAN on ShapeNet, ObjectNet and Stanford Online Product dataset for reconstruction with single-view and multi-view cases in both synthetic and real images. We compare our method to voxel carving and prior work with full 3D supervision. Additionally, we also demonstrate that the learned feature representation is semantically meaningful through interpolation and manipulation in input space.&quot;, &quot;issued&quot;: {&quot;date-parts&quot;: [[&quot;2017&quot;]]}, &quot;type&quot;: &quot;article-journal&quot;, &quot;title&quot;: &quot;Weakly Supervised Generative Adversarial Networks for 3D Reconstruction&quot;, &quot;author&quot;: [{&quot;parse-names&quot;: false, &quot;family&quot;: &quot;Gwak&quot;, &quot;non-dropping-particle&quot;: &quot;&quot;, &quot;dropping-particle&quot;: &quot;&quot;, &quot;given&quot;: &quot;JunYoung&quot;, &quot;suffix&quot;: &quot;&quot;}, {&quot;parse-names&quot;: false, &quot;family&quot;: &quot;Choy&quot;, &quot;non-dropping-particle&quot;: &quot;&quot;, &quot;dropping-particle&quot;: &quot;&quot;, &quot;given&quot;: &quot;Christopher B.&quot;, &quot;suffix&quot;: &quot;&quot;}, {&quot;parse-names&quot;: false, &quot;family&quot;: &quot;Garg&quot;, &quot;non-dropping-particle&quot;: &quot;&quot;, &quot;dropping-particle&quot;: &quot;&quot;, &quot;given&quot;: &quot;Animesh&quot;, &quot;suffix&quot;: &quot;&quot;}, {&quot;parse-names&quot;: false, &quot;family&quot;: &quot;Chandraker&quot;, &quot;non-dropping-particle&quot;: &quot;&quot;, &quot;dropping-particle&quot;: &quot;&quot;, &quot;given&quot;: &quot;Manmohan&quot;, &quot;suffix&quot;: &quot;&quot;}, {&quot;parse-names&quot;: false, &quot;family&quot;: &quot;Savarese&quot;, &quot;non-dropping-particle&quot;: &quot;&quot;, &quot;dropping-particle&quot;: &quot;&quot;, &quot;given&quot;: &quot;Silvio&quot;, &quot;suffix&quot;: &quot;&quot;}]}, &quot;id&quot;: &quot;ITEM-1&quot;, &quot;uris&quot;: [&quot;http://www.mendeley.com/documents/?uuid=f15c32a1-0240-4e08-9a8e-49de9606ab67&quot;]}], &quot;properties&quot;: {&quot;noteIndex&quot;: 0}, &quot;schema&quot;: &quot;https://github.com/citation-style-language/schema/raw/master/csl-citation.json&quot;, &quot;mendeley&quot;: {&quot;formattedCitation&quot;: &quot;(Gwak, Choy, Garg, Chandraker, &amp; Savarese, 2017)&quot;, &quot;plainTextFormattedCitation&quot;: &quot;(Gwak, Choy, Garg, Chandraker, &amp; Savarese, 2017)&quot;, &quot;previouslyFormattedCitation&quot;: &quot;(Gwak, Choy, Garg, Chandraker, &amp; Savarese, 2017)&quot;}} RNDygos6dj646"/>(Gwak, Choy, Garg, Chandraker, &amp; Savarese, 2017)<text:reference-mark-end text:name="ADDIN CSL_CITATION {&quot;citationItems&quot;: [{&quot;itemData&quot;: {&quot;id&quot;: &quot;ITEM-1&quot;, &quot;abstract&quot;: &quot;Volumetric 3D reconstruction has witnessed a significant progress in performance through the use of deep neural network based methods that address some of the limitations of traditional reconstruction algorithms. However, this increase in performance requires large scale annotations of 2D/3D data. This paper introduces a novel generative model for volumetric 3D reconstruction, Weakly supervised Generative Adversarial Network (WS-GAN) which reduces reliance on expensive 3D supervision. WS-GAN takes an input image, a sparse set of 2D object masks with respective camera parameters, and an unmatched 3D model as inputs during training. WS-GAN uses a learned encoding as input to a conditional 3D-model generator trained alongside a discriminator, which is constrained to the manifold of realistic 3D shapes. We bridge the representation gap between 2D masks and 3D volumes through a perspective raytrace pooling layer, that enables perspective projection and allows backpropagation. We evaluate WS-GAN on ShapeNet, ObjectNet and Stanford Online Product dataset for reconstruction with single-view and multi-view cases in both synthetic and real images. We compare our method to voxel carving and prior work with full 3D supervision. Additionally, we also demonstrate that the learned feature representation is semantically meaningful through interpolation and manipulation in input space.&quot;, &quot;issued&quot;: {&quot;date-parts&quot;: [[&quot;2017&quot;]]}, &quot;type&quot;: &quot;article-journal&quot;, &quot;title&quot;: &quot;Weakly Supervised Generative Adversarial Networks for 3D Reconstruction&quot;, &quot;author&quot;: [{&quot;parse-names&quot;: false, &quot;family&quot;: &quot;Gwak&quot;, &quot;non-dropping-particle&quot;: &quot;&quot;, &quot;dropping-particle&quot;: &quot;&quot;, &quot;given&quot;: &quot;JunYoung&quot;, &quot;suffix&quot;: &quot;&quot;}, {&quot;parse-names&quot;: false, &quot;family&quot;: &quot;Choy&quot;, &quot;non-dropping-particle&quot;: &quot;&quot;, &quot;dropping-particle&quot;: &quot;&quot;, &quot;given&quot;: &quot;Christopher B.&quot;, &quot;suffix&quot;: &quot;&quot;}, {&quot;parse-names&quot;: false, &quot;family&quot;: &quot;Garg&quot;, &quot;non-dropping-particle&quot;: &quot;&quot;, &quot;dropping-particle&quot;: &quot;&quot;, &quot;given&quot;: &quot;Animesh&quot;, &quot;suffix&quot;: &quot;&quot;}, {&quot;parse-names&quot;: false, &quot;family&quot;: &quot;Chandraker&quot;, &quot;non-dropping-particle&quot;: &quot;&quot;, &quot;dropping-particle&quot;: &quot;&quot;, &quot;given&quot;: &quot;Manmohan&quot;, &quot;suffix&quot;: &quot;&quot;}, {&quot;parse-names&quot;: false, &quot;family&quot;: &quot;Savarese&quot;, &quot;non-dropping-particle&quot;: &quot;&quot;, &quot;dropping-particle&quot;: &quot;&quot;, &quot;given&quot;: &quot;Silvio&quot;, &quot;suffix&quot;: &quot;&quot;}]}, &quot;id&quot;: &quot;ITEM-1&quot;, &quot;uris&quot;: [&quot;http://www.mendeley.com/documents/?uuid=f15c32a1-0240-4e08-9a8e-49de9606ab67&quot;]}], &quot;properties&quot;: {&quot;noteIndex&quot;: 0}, &quot;schema&quot;: &quot;https://github.com/citation-style-language/schema/raw/master/csl-citation.json&quot;, &quot;mendeley&quot;: {&quot;formattedCitation&quot;: &quot;(Gwak, Choy, Garg, Chandraker, &amp; Savarese, 2017)&quot;, &quot;plainTextFormattedCitation&quot;: &quot;(Gwak, Choy, Garg, Chandraker, &amp; Savarese, 2017)&quot;, &quot;previouslyFormattedCitation&quot;: &quot;(Gwak, Choy, Garg, Chandraker, &amp; Savarese, 2017)&quot;}} RNDygos6dj646"/></text:p>
      <text:p text:style-name="P10"/>
      <text:p text:style-name="P10"><text:span text:style-name="T3">Transformation encoders (capsules) (geoff hinton 2011) capture pose information about related features in an image. Useful for understanding the same object from varied viewpoints.</text:span>⁠</text:p>
      <text:p text:style-name="P4"/>
      <text:p text:style-name="P5">Issues to address:</text:p>
      <text:list xml:id="list6929986821901188841" text:style-name="L1">
        <text:list-item>
          <text:p text:style-name="P8">initially fitting a 3d template to a 2d image without any features to map</text:p>
        </text:list-item>
        <text:list-item>
          <text:p text:style-name="P8">translating 2d pose to 3d pose (for frame transformation into canonical model)</text:p>
          <text:list>
            <text:list-header>
              <text:p text:style-name="P9"><text:line-break/>The above two points seem to be the same, or similar issue, mapping the canonical 3d model to the currently observed 2d image. A non-trivial problem with deformable objects (eg cows and people) as you can’t just use Structure from Motion to go from 2d to 3d. You need to estimate a ‘best fit’ projection of the 3d into the 2d. <text:span text:style-name="T8">Rough stages include:</text:span><text:line-break/></text:p>
            </text:list-header>
          </text:list>
        </text:list-item>
      </text:list>
      <text:list xml:id="list2378978328214953111" text:style-name="L2">
        <text:list-item>
          <text:list>
            <text:list-item>
              <text:list>
                <text:list-item>
                  <text:p text:style-name="P11"><text:span text:style-name="T5">detect class of object and select appropriate ‘mean model’</text:span></text:p>
                </text:list-item>
                <text:list-item>
                  <text:p text:style-name="P12"><text:span text:style-name="T4">use a ‘template matching technique to map the 3d model on the 2d observation:</text:span></text:p>
                </text:list-item>
              </text:list>
            </text:list-item>
          </text:list>
        </text:list-item>
      </text:list>
      <text:list xml:id="list6412844155258782214" text:style-name="L8">
        <text:list-item>
          <text:list>
            <text:list-item>
              <text:list>
                <text:list-item>
                  <text:list>
                    <text:list-item>
                      <text:p text:style-name="P14"><text:span text:style-name="T4">estimate 2d pose. Refer to paper in which human selection of joints in 2d allowed a 3d model to be mapped. <text:line-break/>“ </text:span><text:span text:style-name="T6">assuming a perspective camera, we infer a hypothesised 3d pose, and transform a learned parametric model into that pose” <text:s/></text:span><text:reference-mark-start text:name="ADDIN CSL_CITATION {&quot;citationItems&quot;: [{&quot;itemData&quot;: {&quot;page&quot;: &quot;1381-1388&quot;, &quot;id&quot;: &quot;ITEM-1&quot;, &quot;abstract&quot;: &quot;We describe a solution to the challenging problem of estimating human body shape from a single photograph or painting. Our approach computes shape and pose parameters of a 3D human body model directly from monocular image cues and advances the state of the art in several directions. First, given a user-supplied estimate of the subject's height and a few clicked points on the body we estimate an initial 3D articulated body pose and shape. Second, using this initial guess we generate a tri-map of regions inside, outside and on the boundary of the human, which is used to segment the image using graph cuts. Third, we learn a low-dimensional linear model of human shape in which variations due to height are concentrated along a single dimension, enabling height-constrained estimation of body shape. Fourth, we formulate the problem of parametric human shape from shading. We estimate the body pose, shape and reflectance as well as the scene lighting that produces a synthesized body that robustly matches the image evidence. Quantitative experiments demonstrate how smooth shading provides powerful constraints on human shape. We further demonstrate a novel application in which we extract 3D human models from archival photographs and paintings.&quot;, &quot;DOI&quot;: &quot;10.1109/ICCV.2009.5459300&quot;, &quot;issued&quot;: {&quot;date-parts&quot;: [[&quot;2009&quot;]]}, &quot;ISSN&quot;: &quot;1550-5499&quot;, &quot;type&quot;: &quot;article-journal&quot;, &quot;container-title&quot;: &quot;2009 IEEE 12th International Conference on Computer Vision&quot;, &quot;title&quot;: &quot;Estimating human shape and pose from a single image&quot;, &quot;ISBN&quot;: &quot;978-1-4244-4420-5&quot;, &quot;author&quot;: [{&quot;parse-names&quot;: false, &quot;family&quot;: &quot;Peng Guan&quot;, &quot;non-dropping-particle&quot;: &quot;&quot;, &quot;dropping-particle&quot;: &quot;&quot;, &quot;given&quot;: &quot;&quot;, &quot;suffix&quot;: &quot;&quot;}, {&quot;parse-names&quot;: false, &quot;family&quot;: &quot;Weiss&quot;, &quot;non-dropping-particle&quot;: &quot;&quot;, &quot;dropping-particle&quot;: &quot;&quot;, &quot;given&quot;: &quot;Alexander&quot;, &quot;suffix&quot;: &quot;&quot;}, {&quot;parse-names&quot;: false, &quot;family&quot;: &quot;Balan&quot;, &quot;non-dropping-particle&quot;: &quot;&quot;, &quot;dropping-particle&quot;: &quot;&quot;, &quot;given&quot;: &quot;Alexandru O.&quot;, &quot;suffix&quot;: &quot;&quot;}, {&quot;parse-names&quot;: false, &quot;family&quot;: &quot;Black&quot;, &quot;non-dropping-particle&quot;: &quot;&quot;, &quot;dropping-particle&quot;: &quot;&quot;, &quot;given&quot;: &quot;Michael J.&quot;, &quot;suffix&quot;: &quot;&quot;}]}, &quot;id&quot;: &quot;ITEM-1&quot;, &quot;uris&quot;: [&quot;http://www.mendeley.com/documents/?uuid=d6d18094-751d-435f-9a4f-dde6c7cda940&quot;]}], &quot;properties&quot;: {&quot;noteIndex&quot;: 0}, &quot;schema&quot;: &quot;https://github.com/citation-style-language/schema/raw/master/csl-citation.json&quot;, &quot;mendeley&quot;: {&quot;formattedCitation&quot;: &quot;(Peng Guan, Weiss, Balan, &amp; Black, 2009)&quot;, &quot;plainTextFormattedCitation&quot;: &quot;(Peng Guan, Weiss, Balan, &amp; Black, 2009)&quot;}} RND3QwlZp5s8b"/><text:span text:style-name="T6">(Peng Guan, Weiss, Balan, &amp; Black, 2009) </text:span><text:reference-mark-end text:name="ADDIN CSL_CITATION {&quot;citationItems&quot;: [{&quot;itemData&quot;: {&quot;page&quot;: &quot;1381-1388&quot;, &quot;id&quot;: &quot;ITEM-1&quot;, &quot;abstract&quot;: &quot;We describe a solution to the challenging problem of estimating human body shape from a single photograph or painting. Our approach computes shape and pose parameters of a 3D human body model directly from monocular image cues and advances the state of the art in several directions. First, given a user-supplied estimate of the subject's height and a few clicked points on the body we estimate an initial 3D articulated body pose and shape. Second, using this initial guess we generate a tri-map of regions inside, outside and on the boundary of the human, which is used to segment the image using graph cuts. Third, we learn a low-dimensional linear model of human shape in which variations due to height are concentrated along a single dimension, enabling height-constrained estimation of body shape. Fourth, we formulate the problem of parametric human shape from shading. We estimate the body pose, shape and reflectance as well as the scene lighting that produces a synthesized body that robustly matches the image evidence. Quantitative experiments demonstrate how smooth shading provides powerful constraints on human shape. We further demonstrate a novel application in which we extract 3D human models from archival photographs and paintings.&quot;, &quot;DOI&quot;: &quot;10.1109/ICCV.2009.5459300&quot;, &quot;issued&quot;: {&quot;date-parts&quot;: [[&quot;2009&quot;]]}, &quot;ISSN&quot;: &quot;1550-5499&quot;, &quot;type&quot;: &quot;article-journal&quot;, &quot;container-title&quot;: &quot;2009 IEEE 12th International Conference on Computer Vision&quot;, &quot;title&quot;: &quot;Estimating human shape and pose from a single image&quot;, &quot;ISBN&quot;: &quot;978-1-4244-4420-5&quot;, &quot;author&quot;: [{&quot;parse-names&quot;: false, &quot;family&quot;: &quot;Peng Guan&quot;, &quot;non-dropping-particle&quot;: &quot;&quot;, &quot;dropping-particle&quot;: &quot;&quot;, &quot;given&quot;: &quot;&quot;, &quot;suffix&quot;: &quot;&quot;}, {&quot;parse-names&quot;: false, &quot;family&quot;: &quot;Weiss&quot;, &quot;non-dropping-particle&quot;: &quot;&quot;, &quot;dropping-particle&quot;: &quot;&quot;, &quot;given&quot;: &quot;Alexander&quot;, &quot;suffix&quot;: &quot;&quot;}, {&quot;parse-names&quot;: false, &quot;family&quot;: &quot;Balan&quot;, &quot;non-dropping-particle&quot;: &quot;&quot;, &quot;dropping-particle&quot;: &quot;&quot;, &quot;given&quot;: &quot;Alexandru O.&quot;, &quot;suffix&quot;: &quot;&quot;}, {&quot;parse-names&quot;: false, &quot;family&quot;: &quot;Black&quot;, &quot;non-dropping-particle&quot;: &quot;&quot;, &quot;dropping-particle&quot;: &quot;&quot;, &quot;given&quot;: &quot;Michael J.&quot;, &quot;suffix&quot;: &quot;&quot;}]}, &quot;id&quot;: &quot;ITEM-1&quot;, &quot;uris&quot;: [&quot;http://www.mendeley.com/documents/?uuid=d6d18094-751d-435f-9a4f-dde6c7cda940&quot;]}], &quot;properties&quot;: {&quot;noteIndex&quot;: 0}, &quot;schema&quot;: &quot;https://github.com/citation-style-language/schema/raw/master/csl-citation.json&quot;, &quot;mendeley&quot;: {&quot;formattedCitation&quot;: &quot;(Peng Guan, Weiss, Balan, &amp; Black, 2009)&quot;, &quot;plainTextFormattedCitation&quot;: &quot;(Peng Guan, Weiss, Balan, &amp; Black, 2009)&quot;}} RND3QwlZp5s8b"/><text:span text:style-name="T6">⁠<text:line-break/><text:tab/></text:span><text:span text:style-name="T7">Can this be done on a simpler model? </text:span></text:p>
                    </text:list-item>
                    <text:list-item>
                      <text:p text:style-name="P14"><text:span text:style-name="T4">use an intial detection system that also outputs the bearing of the object (not applicable to non-rigid objects as well)</text:span></text:p>
                    </text:list-item>
                    <text:list-item>
                      <text:p text:style-name="P14"><text:span text:style-name="T4">detect the location of eyes and tail in the bbox and fit a body model along this principal axis. Occlusions?</text:span></text:p>
                    </text:list-item>
                  </text:list>
                </text:list-item>
              </text:list>
            </text:list-item>
          </text:list>
        </text:list-item>
      </text:list>
      <text:list xml:id="list171455603303021" text:continue-list="list2378978328214953111" text:style-name="L2">
        <text:list-item>
          <text:list>
            <text:list-item>
              <text:list>
                <text:list-item>
                  <text:p text:style-name="P12"><text:span text:style-name="T4">Use the mapped 3d template as the canonical frame in either:</text:span></text:p>
                </text:list-item>
              </text:list>
            </text:list-item>
          </text:list>
        </text:list-item>
      </text:list>
      <text:list xml:id="list8056076022214882427" text:style-name="L9">
        <text:list-item>
          <text:list>
            <text:list-item>
              <text:list>
                <text:list-item>
                  <text:list>
                    <text:list-item>
                      <text:p text:style-name="P15"><text:span text:style-name="T4">dyanmic fusion approach</text:span></text:p>
                    </text:list-item>
                    <text:list-item>
                      <text:p text:style-name="P15"><text:span text:style-name="T4">GPIS (gaussian process implicit surface) approach </text:span></text:p>
                    </text:list-item>
                  </text:list>
                </text:list-item>
              </text:list>
            </text:list-item>
          </text:list>
        </text:list-item>
      </text:list>
      <text:p text:style-name="P13"><text:span text:style-name="T4"/></text:p>
      <text:p text:style-name="P16"><text:span text:style-name="T5"/></text:p>
      <text:p text:style-name="P16"><text:span text:style-name="T5"/></text:p>
      <text:p text:style-name="P7">References:</text:p>
      <text:p text:style-name="P2"/>
      <text:section text:style-name="Sect1" text:name="ADDIN Mendeley Bibliography CSL_BIBLIOGRAPHY  RND4QFjaeRzfo">
        <text:p text:style-name="P18">Gwak, J., Choy, C. B., Garg, A., Chandraker, M., &amp; Savarese, S. (2017). Weakly Supervised Generative Adversarial Networks for 3D Reconstruction. Retrieved from http://arxiv.org/abs/1705.10904</text:p>
        <text:p text:style-name="P18"><text:soft-page-break/>Newcombe, R. A., Fox, D., &amp; Seitz, S. M. (2015). DynamicFusion: Reconstruction and tracking of non-rigid scenes in real-time. <text:span text:style-name="T1">Proceedings of the IEEE Computer Society Conference on Computer Vision and Pattern Recognition</text:span>, <text:span text:style-name="T1">07</text:span>–<text:span text:style-name="T1">12</text:span>–<text:span text:style-name="T1">June</text:span>, 343–352. https://doi.org/10.1109/CVPR.2015.7298631</text:p>
        <text:p text:style-name="P17">Peng Guan, Weiss, A., Balan, A. O., &amp; Black, M. J. (2009). Estimating human shape and pose from a single image. <text:span text:style-name="T1">2009 IEEE 12th International Conference on Computer Vision</text:span>, 1381–1388. https://doi.org/10.1109/ICCV.2009.5459300</text:p>
      </text:section>
      <text:p text:style-name="P1">⁠</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1-03T17:14:54.606350718</dc:date>
    <meta:editing-duration>PT15H25S</meta:editing-duration>
    <meta:editing-cycles>13</meta:editing-cycles>
    <meta:generator>LibreOffice/5.1.6.2$Linux_X86_64 LibreOffice_project/10m0$Build-2</meta:generator>
    <meta:document-statistic meta:table-count="0" meta:image-count="0" meta:object-count="0" meta:page-count="2" meta:paragraph-count="22" meta:word-count="439" meta:character-count="2690" meta:non-whitespace-character-count="2281"/>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